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tate.DefaultState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tat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tate.set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tate.DefaultState( T value , Notifier no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tate.equals( Object value1 , Object value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tate.addRunnable( Runnable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ate.DefaultState( Notifier no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ate.is( T th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tate.isAny( T ... 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tate.compareAndSet( T expected , T new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State.removeRunnable( Runnable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ate.getAndSet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tate.Defaul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tate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